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4.21mm" svg:y="37.12mm">
            <draw:object draw:notify-on-update-of-ranges="Sheet1.H1:Sheet1.H52 Sheet1.I1:Sheet1.I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4"/>
          <table:table-cell office:value-type="string" calcext:value-type="string">
            <text:p>SUM: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4"/>
          <table:table-cell office:value-type="string" calcext:value-type="string">
            <text:p>SUM:</text:p>
          </table:table-cell>
          <table:table-cell office:value-type="float" office:value="119" calcext:value-type="float">
            <text:p>119</text:p>
          </table:table-cell>
          <table:table-cell office:value-type="float" office:value="8301" calcext:value-type="float">
            <text:p>8301</text:p>
          </table:table-cell>
          <table:table-cell office:value-type="float" office:value="4260" calcext:value-type="float">
            <text:p>4260</text:p>
          </table:table-cell>
          <table:table-cell office:value-type="float" office:value="27001" calcext:value-type="float">
            <text:p>27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3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3"/>
          <table:table-cell office:value-type="string" calcext:value-type="string">
            <text:p>SUM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00/00/00</text:date>, <text:time style:data-style-name="N2" text:time-value="20:03:06.97947369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10-19T20:03:28.977796080</dc:date>
    <meta:editing-duration>PT6H55M39S</meta:editing-duration>
    <meta:editing-cycles>85</meta:editing-cycles>
    <meta:generator>LibreOffice/6.0.7.3$Linux_X86_64 LibreOffice_project/00m0$Build-3</meta:generator>
    <meta:document-statistic meta:table-count="1" meta:cell-count="5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9cm" svg:y="3.952cm" style:legend-expansion="high" chart:style-name="ch2"/>
        <chart:plot-area chart:style-name="ch3" table:cell-range-address="Sheet1.H1:Sheet1.I52" svg:x="0.32cm" svg:y="0.18cm" svg:width="12.239cm" svg:height="8.64cm">
          <chartooo:coordinate-region svg:x="1.497cm" svg:y="0.379cm" svg:width="10.7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52" chart:class="chart:scatter">
            <chart:domain table:cell-range-address="Sheet1.H1:Sheet1.H52"/>
            <chart:regression-curve chart:style-name="ch7">
              <chart:equation chart:display-equation="true" chart:display-r-square="true"/>
            </chart:regression-curve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52</svg:desc>
                </draw:g>
              </table:table-cell>
              <table:table-cell office:value-type="float" office:value="9629">
                <text:p>9629</text:p>
                <draw:g>
                  <svg:desc>Sheet1.I1:Sheet1.I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